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ny" style:font-family-generic="modern" style:font-pitch="fixed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7.404cm" fo:margin-left="-0.393cm" table:align="left"/>
    </style:style>
    <style:style style:name="Tabela1.A" style:family="table-column">
      <style:table-column-properties style:column-width="3.799cm"/>
    </style:style>
    <style:style style:name="Tabela1.B" style:family="table-column">
      <style:table-column-properties style:column-width="3.401cm"/>
    </style:style>
    <style:style style:name="Tabela1.C" style:family="table-column">
      <style:table-column-properties style:column-width="3.403cm"/>
    </style:style>
    <style:style style:name="Tabela1.A1" style:family="table-cell">
      <style:table-cell-properties style:vertical-align="middle" fo:background-color="#ffaa9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E1" style:family="table-cell">
      <style:table-cell-properties style:vertical-align="middle" fo:background-color="#ffaa95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ela1.E2" style:family="table-cell">
      <style:table-cell-properties style:vertical-align="middle"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background-color="#ffe994" fo:padding="0.097cm" fo:border-left="0.05pt solid #000000" fo:border-right="none" fo:border-top="none" fo:border-bottom="0.05pt solid #000000">
        <style:background-image/>
      </style:table-cell-properties>
    </style:style>
    <style:style style:name="Tabela1.E3" style:family="table-cell">
      <style:table-cell-properties style:vertical-align="middle" fo:background-color="#ffe99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2" style:family="paragraph" style:parent-style-name="Akapit_20_z_20_listą">
      <style:paragraph-properties fo:margin-left="0cm" fo:margin-right="0cm" fo:text-indent="0cm" style:auto-text-indent="false">
        <style:tab-stops>
          <style:tab-stop style:position="4.001cm"/>
        </style:tab-stops>
      </style:paragraph-properties>
      <style:text-properties style:font-name-asian="Tahoma"/>
    </style:style>
    <style:style style:name="P3" style:family="paragraph" style:parent-style-name="Normalny">
      <style:paragraph-properties>
        <style:tab-stops>
          <style:tab-stop style:position="4.001cm"/>
        </style:tab-stops>
      </style:paragraph-properties>
      <style:text-properties style:font-name-asian="Tahoma"/>
    </style:style>
    <style:style style:name="P4" style:family="paragraph" style:parent-style-name="Standard">
      <style:paragraph-properties>
        <style:tab-stops>
          <style:tab-stop style:position="4.001cm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0.776cm"/>
          <style:tab-stop style:position="15.22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.552cm"/>
          <style:tab-stop style:position="15.222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.164cm"/>
          <style:tab-stop style:position="15.222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fo:language="pl" fo:country="PL" officeooo:rsid="0020555f" officeooo:paragraph-rsid="001f756d"/>
    </style:style>
    <style:style style:name="P9" style:family="paragraph" style:parent-style-name="Standard">
      <style:text-properties fo:language="pl" fo:country="PL" officeooo:rsid="0020788d" officeooo:paragraph-rsid="0020788d"/>
    </style:style>
    <style:style style:name="P10" style:family="paragraph" style:parent-style-name="Standard">
      <style:text-properties fo:language="pl" fo:country="PL" officeooo:rsid="0020bc61" officeooo:paragraph-rsid="0020bc61"/>
    </style:style>
    <style:style style:name="P11" style:family="paragraph" style:parent-style-name="Standard">
      <style:text-properties fo:language="pl" fo:country="PL" fo:font-weight="bold" officeooo:rsid="0020bc61" officeooo:paragraph-rsid="0020bc61" style:font-weight-asian="bold" style:font-weight-complex="bold"/>
    </style:style>
    <style:style style:name="P12" style:family="paragraph" style:parent-style-name="Standard">
      <style:text-properties fo:language="pl" fo:country="PL" fo:font-weight="normal" officeooo:rsid="0020bc61" officeooo:paragraph-rsid="0020bc61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language="pl" fo:country="PL" fo:font-weight="normal" officeooo:rsid="0021c577" officeooo:paragraph-rsid="0025b019" style:font-weight-asian="normal" style:font-weight-complex="normal"/>
    </style:style>
    <style:style style:name="P14" style:family="paragraph" style:parent-style-name="Standard">
      <style:text-properties fo:language="pl" fo:country="PL" officeooo:paragraph-rsid="001f756d"/>
    </style:style>
    <style:style style:name="P15" style:family="paragraph" style:parent-style-name="Table_20_Contents">
      <style:paragraph-properties fo:text-align="center" style:justify-single-word="false"/>
      <style:text-properties officeooo:rsid="0020f7c2" officeooo:paragraph-rsid="0020f7c2"/>
    </style:style>
    <style:style style:name="P16" style:family="paragraph" style:parent-style-name="Table_20_Contents">
      <style:paragraph-properties fo:text-align="center" style:justify-single-word="false"/>
      <style:text-properties officeooo:rsid="0020f7c2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21de8d" officeooo:paragraph-rsid="0021de8d"/>
    </style:style>
    <style:style style:name="P19" style:family="paragraph" style:parent-style-name="Table_20_Contents">
      <style:paragraph-properties fo:text-align="center" style:justify-single-word="false"/>
      <style:text-properties officeooo:rsid="002283ae" officeooo:paragraph-rsid="002283ae"/>
    </style:style>
    <style:style style:name="P20" style:family="paragraph" style:parent-style-name="Table_20_Contents">
      <style:paragraph-properties fo:text-align="center" style:justify-single-word="false"/>
      <style:text-properties officeooo:rsid="002418b8" officeooo:paragraph-rsid="002418b8"/>
    </style:style>
    <style:style style:name="P21" style:family="paragraph" style:parent-style-name="Table_20_Contents">
      <style:paragraph-properties fo:text-align="center" style:justify-single-word="false"/>
      <style:text-properties officeooo:rsid="0032fa1e"/>
    </style:style>
    <style:style style:name="P22" style:family="paragraph" style:parent-style-name="Subtitle">
      <style:text-properties style:font-name-asian="Tahoma"/>
    </style:style>
    <style:style style:name="P23" style:family="paragraph" style:parent-style-name="Title" style:master-page-name="MP0">
      <style:paragraph-properties style:page-number="auto" fo:break-before="page"/>
    </style:style>
    <style:style style:name="P24" style:family="paragraph" style:parent-style-name="Akapit_20_z_20_listą" style:list-style-name="WWNum22"/>
    <style:style style:name="P25" style:family="paragraph" style:parent-style-name="Akapit_20_z_20_listą" style:list-style-name="WWNum22">
      <style:paragraph-properties>
        <style:tab-stops>
          <style:tab-stop style:position="3.874cm"/>
        </style:tab-stops>
      </style:paragraph-properties>
      <style:text-properties style:font-name-asian="Tahoma"/>
    </style:style>
    <style:style style:name="P26" style:family="paragraph" style:parent-style-name="Akapit_20_z_20_listą" style:list-style-name="WWNum25"/>
    <style:style style:name="P27" style:family="paragraph" style:parent-style-name="Akapit_20_z_20_listą" style:list-style-name="WWNum25">
      <style:text-properties officeooo:rsid="0030834d" officeooo:paragraph-rsid="0030834d"/>
    </style:style>
    <style:style style:name="P28" style:family="paragraph" style:parent-style-name="Contents_20_Heading" style:list-style-name="WWNum23"/>
    <style:style style:name="P29" style:family="paragraph" style:parent-style-name="Heading_20_1">
      <style:text-properties officeooo:paragraph-rsid="001f756d"/>
    </style:style>
    <style:style style:name="P30" style:family="paragraph" style:parent-style-name="Heading_20_2">
      <style:text-properties officeooo:paragraph-rsid="001f756d"/>
    </style:style>
    <style:style style:name="P31" style:family="paragraph" style:parent-style-name="Heading_20_2">
      <style:text-properties officeooo:paragraph-rsid="003735a8"/>
    </style:style>
    <style:style style:name="P32" style:family="paragraph" style:parent-style-name="Heading_20_3">
      <style:text-properties officeooo:paragraph-rsid="001f756d"/>
    </style:style>
    <style:style style:name="P33" style:family="paragraph" style:parent-style-name="Heading_20_3">
      <style:text-properties officeooo:paragraph-rsid="003735a8"/>
    </style:style>
    <style:style style:name="P34" style:family="paragraph" style:parent-style-name="List_20_Paragraph" style:list-style-name="WWNum20">
      <style:text-properties officeooo:paragraph-rsid="003735a8"/>
    </style:style>
    <style:style style:name="P35" style:family="paragraph" style:parent-style-name="List_20_Paragraph" style:list-style-name="WWNum24">
      <style:text-properties officeooo:paragraph-rsid="003735a8"/>
    </style:style>
    <style:style style:name="P36" style:family="paragraph" style:parent-style-name="Standard" style:list-style-name="L1">
      <style:text-properties officeooo:paragraph-rsid="002bae38"/>
    </style:style>
    <style:style style:name="P37" style:family="paragraph" style:parent-style-name="Standard" style:list-style-name="L1">
      <style:text-properties fo:language="pl" fo:country="PL" officeooo:paragraph-rsid="002bae38"/>
    </style:style>
    <style:style style:name="P38" style:family="paragraph" style:parent-style-name="Standard" style:list-style-name="L1">
      <style:text-properties fo:language="pl" fo:country="PL" officeooo:rsid="002bae38" officeooo:paragraph-rsid="002bae38"/>
    </style:style>
    <style:style style:name="P39" style:family="paragraph" style:parent-style-name="Standard" style:list-style-name="L1">
      <style:text-properties fo:language="pl" fo:country="PL" officeooo:rsid="00307d6c" officeooo:paragraph-rsid="00307d6c"/>
    </style:style>
    <style:style style:name="P40" style:family="paragraph" style:parent-style-name="Standard">
      <style:paragraph-properties fo:margin-left="1.905cm" fo:margin-right="0cm" fo:text-indent="0cm" style:auto-text-indent="false"/>
      <style:text-properties fo:language="pl" fo:country="PL" officeooo:rsid="00307d6c" officeooo:paragraph-rsid="003735a8"/>
    </style:style>
    <style:style style:name="P41" style:family="paragraph" style:parent-style-name="Standard">
      <style:paragraph-properties fo:margin-left="1.905cm" fo:margin-right="0cm" fo:text-indent="0cm" style:auto-text-indent="false"/>
      <style:text-properties fo:language="pl" fo:country="PL" officeooo:paragraph-rsid="003735a8"/>
    </style:style>
    <style:style style:name="P42" style:family="paragraph" style:parent-style-name="Standard" style:list-style-name="L3">
      <style:text-properties fo:language="pl" fo:country="PL" officeooo:rsid="0037667b" officeooo:paragraph-rsid="0037667b"/>
    </style:style>
    <style:style style:name="P43" style:family="paragraph" style:parent-style-name="Standard" style:list-style-name="L3">
      <style:text-properties fo:language="pl" fo:country="PL" officeooo:rsid="00378ef7" officeooo:paragraph-rsid="00378ef7"/>
    </style:style>
    <style:style style:name="P44" style:family="paragraph" style:parent-style-name="Standard" style:list-style-name="L3">
      <style:text-properties fo:language="pl" fo:country="PL" officeooo:rsid="00381b8f" officeooo:paragraph-rsid="00381b8f"/>
    </style:style>
    <style:style style:name="P45" style:family="paragraph" style:parent-style-name="Standard" style:list-style-name="L3">
      <style:text-properties fo:language="pl" fo:country="PL" officeooo:rsid="0040e92a" officeooo:paragraph-rsid="0040e92a"/>
    </style:style>
    <style:style style:name="P46" style:family="paragraph" style:parent-style-name="Standard">
      <style:text-properties officeooo:paragraph-rsid="003735a8"/>
    </style:style>
    <style:style style:name="P47" style:family="paragraph" style:parent-style-name="Standard">
      <style:paragraph-properties fo:margin-left="1.905cm" fo:margin-right="0cm" fo:text-indent="0cm" style:auto-text-indent="false"/>
      <style:text-properties officeooo:paragraph-rsid="003735a8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  <style:text-properties officeooo:paragraph-rsid="003735a8"/>
    </style:style>
    <style:style style:name="P50" style:family="paragraph" style:parent-style-name="Table_20_Contents">
      <style:paragraph-properties fo:text-align="center" style:justify-single-word="false"/>
      <style:text-properties officeooo:rsid="00362f12" officeooo:paragraph-rsid="00362f12"/>
    </style:style>
    <style:style style:name="P51" style:family="paragraph" style:parent-style-name="Table_20_Contents">
      <style:paragraph-properties fo:text-align="center" style:justify-single-word="false"/>
      <style:text-properties officeooo:rsid="0037667b" officeooo:paragraph-rsid="0037667b"/>
    </style:style>
    <style:style style:name="P52" style:family="paragraph" style:parent-style-name="Table_20_Contents">
      <style:paragraph-properties fo:text-align="center" style:justify-single-word="false"/>
      <style:text-properties officeooo:rsid="00378ef7" officeooo:paragraph-rsid="00378ef7"/>
    </style:style>
    <style:style style:name="P53" style:family="paragraph" style:parent-style-name="Table_20_Contents">
      <style:paragraph-properties fo:text-align="center" style:justify-single-word="false"/>
      <style:text-properties officeooo:rsid="0039f5ea" officeooo:paragraph-rsid="0039f5ea"/>
    </style:style>
    <style:style style:name="P54" style:family="paragraph" style:parent-style-name="Table_20_Contents">
      <style:paragraph-properties fo:text-align="center" style:justify-single-word="false"/>
      <style:text-properties officeooo:rsid="003b2283" officeooo:paragraph-rsid="003b2283"/>
    </style:style>
    <style:style style:name="P55" style:family="paragraph" style:parent-style-name="Table_20_Contents">
      <style:paragraph-properties fo:text-align="center" style:justify-single-word="false"/>
      <style:text-properties officeooo:rsid="003ce975" officeooo:paragraph-rsid="003ce975"/>
    </style:style>
    <style:style style:name="P56" style:family="paragraph" style:parent-style-name="Table_20_Contents">
      <style:paragraph-properties fo:text-align="center" style:justify-single-word="false"/>
      <style:text-properties officeooo:rsid="003d6aca" officeooo:paragraph-rsid="003d6aca"/>
    </style:style>
    <style:style style:name="P57" style:family="paragraph" style:parent-style-name="Table_20_Contents">
      <style:paragraph-properties fo:text-align="center" style:justify-single-word="false"/>
      <style:text-properties officeooo:rsid="003ddadc" officeooo:paragraph-rsid="003ddadc"/>
    </style:style>
    <style:style style:name="P58" style:family="paragraph" style:parent-style-name="Table_20_Contents">
      <style:paragraph-properties fo:text-align="center" style:justify-single-word="false"/>
      <style:text-properties officeooo:rsid="003fbf87" officeooo:paragraph-rsid="003fbf87"/>
    </style:style>
    <style:style style:name="P59" style:family="paragraph" style:parent-style-name="Table_20_Contents">
      <style:paragraph-properties fo:text-align="center" style:justify-single-word="false"/>
      <style:text-properties officeooo:rsid="00408164" officeooo:paragraph-rsid="0040816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4bad7" style:font-weight-asian="bold"/>
    </style:style>
    <style:style style:name="T4" style:family="text">
      <style:text-properties fo:font-size="11pt" style:font-size-asian="11pt" style:language-asian="pl" style:country-asian="PL" style:font-size-complex="11pt"/>
    </style:style>
    <style:style style:name="T5" style:family="text">
      <style:text-properties fo:language="pl" fo:country="PL"/>
    </style:style>
    <style:style style:name="T6" style:family="text">
      <style:text-properties fo:language="pl" fo:country="PL" officeooo:rsid="001f756d"/>
    </style:style>
    <style:style style:name="T7" style:family="text">
      <style:text-properties fo:language="pl" fo:country="PL" officeooo:rsid="00307d6c"/>
    </style:style>
    <style:style style:name="T8" style:family="text">
      <style:text-properties fo:language="pl" fo:country="PL" officeooo:rsid="0032e5eb"/>
    </style:style>
    <style:style style:name="T9" style:family="text">
      <style:text-properties fo:language="pl" fo:country="PL" fo:font-style="italic" style:font-style-asian="italic"/>
    </style:style>
    <style:style style:name="T10" style:family="text">
      <style:text-properties fo:language="pl" fo:country="PL" fo:font-style="italic" fo:font-weight="bold" style:font-style-asian="italic" style:font-weight-asian="bold"/>
    </style:style>
    <style:style style:name="T11" style:family="text">
      <style:text-properties fo:language="pl" fo:country="PL" style:text-underline-style="solid" style:text-underline-width="auto" style:text-underline-color="font-color"/>
    </style:style>
    <style:style style:name="T12" style:family="text">
      <style:text-properties fo:language="pl" fo:country="PL" fo:font-weight="bold" style:font-weight-asian="bold"/>
    </style:style>
    <style:style style:name="T13" style:family="text">
      <style:text-properties fo:language="pl" fo:country="PL" officeooo:rsid="003735a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0f7c2" style:font-weight-asian="normal" style:font-weight-complex="normal"/>
    </style:style>
    <style:style style:name="T16" style:family="text">
      <style:text-properties officeooo:rsid="0021de8d"/>
    </style:style>
    <style:style style:name="T17" style:family="text">
      <style:text-properties officeooo:rsid="0030bf60"/>
    </style:style>
    <style:style style:name="T18" style:family="text">
      <style:text-properties officeooo:rsid="0030ec47"/>
    </style:style>
    <style:style style:name="T19" style:family="text">
      <style:text-properties fo:font-style="italic" style:font-style-asian="italic"/>
    </style:style>
    <style:style style:name="T20" style:family="text">
      <style:text-properties officeooo:rsid="00378ef7"/>
    </style:style>
    <style:style style:name="T21" style:family="text">
      <style:text-properties officeooo:rsid="003b2283"/>
    </style:style>
    <style:style style:name="T22" style:family="text">
      <style:text-properties officeooo:rsid="003d24d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Dokumentacja projektu zaliczeniowego</text:p>
      <text:p text:style-name="P22">Przedmiot: Inżynieria oprogramowania</text:p>
      <text:p text:style-name="P4"/>
      <text:p text:style-name="P4">Temat:<text:tab/><text:span text:style-name="Domyślna_20_czcionka_20_akapitu"><text:span text:style-name="T1">Szkoła językowa</text:span></text:span></text:p>
      <text:p text:style-name="P4">Autorzy:<text:tab/><text:span text:style-name="Domyślna_20_czcionka_20_akapitu"><text:span text:style-name="T1">Radosław Wirkus, Jakub Kamiński, </text:span></text:span><text:span text:style-name="Domyślna_20_czcionka_20_akapitu"><text:span text:style-name="T3">Mikołaj Jóźwik</text:span></text:span></text:p>
      <text:p text:style-name="P4">Grupa:<text:tab/>I1-212B</text:p>
      <text:p text:style-name="P4">Kierunek:<text:tab/>informatyka</text:p>
      <text:p text:style-name="P4">Rok akademicki:<text:tab/>2021/2022</text:p>
      <text:p text:style-name="P4">Poziom i semestr:<text:tab/>I/4</text:p>
      <text:p text:style-name="P1">Tryb studiów:<text:tab/>stacjonarne</text:p>
      <text:list xml:id="list3818662571" text:style-name="WWNum23">
        <text:list-item text:start-value="1">
          <text:p text:style-name="P28">Spis treści</text:p>
        </text:list-item>
      </text:list>
      <text:p text:style-name="P5"><text:a xlink:type="simple" xlink:href="#_Toc1976793" office:target-frame-name="_top" xlink:show="replace" text:style-name="Internet_20_link" text:visited-style-name="Visited_20_Internet_20_Link">2</text:a><text:a xlink:type="simple" xlink:href="#_Toc1976793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793" office:target-frame-name="_top" xlink:show="replace" text:style-name="Internet_20_link" text:visited-style-name="Visited_20_Internet_20_Link">Odnośniki do innych źródeł</text:a><text:a xlink:type="simple" xlink:href="#_Toc1976793" office:target-frame-name="_top" xlink:show="replace" text:style-name="Internet_20_link" text:visited-style-name="Visited_20_Internet_20_Link"><text:tab/>4</text:a></text:p>
      <text:p text:style-name="P5"><text:a xlink:type="simple" xlink:href="#_Toc1976794" office:target-frame-name="_top" xlink:show="replace" text:style-name="Internet_20_link" text:visited-style-name="Visited_20_Internet_20_Link">3</text:a><text:a xlink:type="simple" xlink:href="#_Toc1976794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794" office:target-frame-name="_top" xlink:show="replace" text:style-name="Internet_20_link" text:visited-style-name="Visited_20_Internet_20_Link">Słownik pojęć</text:a><text:a xlink:type="simple" xlink:href="#_Toc1976794" office:target-frame-name="_top" xlink:show="replace" text:style-name="Internet_20_link" text:visited-style-name="Visited_20_Internet_20_Link"><text:tab/>5</text:a></text:p>
      <text:p text:style-name="P5"><text:a xlink:type="simple" xlink:href="#_Toc1976795" office:target-frame-name="_top" xlink:show="replace" text:style-name="Internet_20_link" text:visited-style-name="Visited_20_Internet_20_Link">4</text:a><text:a xlink:type="simple" xlink:href="#_Toc1976795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795" office:target-frame-name="_top" xlink:show="replace" text:style-name="Internet_20_link" text:visited-style-name="Visited_20_Internet_20_Link">Wprowadzenie</text:a><text:a xlink:type="simple" xlink:href="#_Toc1976795" office:target-frame-name="_top" xlink:show="replace" text:style-name="Internet_20_link" text:visited-style-name="Visited_20_Internet_20_Link"><text:tab/> <text:s text:c="2"/>6</text:a></text:p>
      <text:p text:style-name="P6"><text:a xlink:type="simple" xlink:href="#_Toc1976796" office:target-frame-name="_top" xlink:show="replace" text:style-name="Internet_20_link" text:visited-style-name="Visited_20_Internet_20_Link">4.1</text:a><text:a xlink:type="simple" xlink:href="#_Toc1976796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796" office:target-frame-name="_top" xlink:show="replace" text:style-name="Internet_20_link" text:visited-style-name="Visited_20_Internet_20_Link">Cel dokumentacji</text:a><text:a xlink:type="simple" xlink:href="#_Toc1976796" office:target-frame-name="_top" xlink:show="replace" text:style-name="Internet_20_link" text:visited-style-name="Visited_20_Internet_20_Link"><text:tab/>6</text:a></text:p>
      <text:p text:style-name="P6"><text:a xlink:type="simple" xlink:href="#_Toc1976797" office:target-frame-name="_top" xlink:show="replace" text:style-name="Internet_20_link" text:visited-style-name="Visited_20_Internet_20_Link">4.2</text:a><text:a xlink:type="simple" xlink:href="#_Toc1976797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797" office:target-frame-name="_top" xlink:show="replace" text:style-name="Internet_20_link" text:visited-style-name="Visited_20_Internet_20_Link">Przeznaczenie dokumentacji</text:a><text:a xlink:type="simple" xlink:href="#_Toc1976797" office:target-frame-name="_top" xlink:show="replace" text:style-name="Internet_20_link" text:visited-style-name="Visited_20_Internet_20_Link"><text:tab/>6</text:a></text:p>
      <text:p text:style-name="P6"><text:a xlink:type="simple" xlink:href="#_Toc1976798" office:target-frame-name="_top" xlink:show="replace" text:style-name="Internet_20_link" text:visited-style-name="Visited_20_Internet_20_Link">4.3</text:a><text:a xlink:type="simple" xlink:href="#_Toc1976798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798" office:target-frame-name="_top" xlink:show="replace" text:style-name="Internet_20_link" text:visited-style-name="Visited_20_Internet_20_Link">Opis organizacji lub analiza rynku</text:a><text:a xlink:type="simple" xlink:href="#_Toc1976798" office:target-frame-name="_top" xlink:show="replace" text:style-name="Internet_20_link" text:visited-style-name="Visited_20_Internet_20_Link"><text:tab/>6</text:a></text:p>
      <text:p text:style-name="P6"><text:a xlink:type="simple" xlink:href="#_Toc1976799" office:target-frame-name="_top" xlink:show="replace" text:style-name="Internet_20_link" text:visited-style-name="Visited_20_Internet_20_Link">4.4</text:a><text:a xlink:type="simple" xlink:href="#_Toc1976799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799" office:target-frame-name="_top" xlink:show="replace" text:style-name="Internet_20_link" text:visited-style-name="Visited_20_Internet_20_Link">Analiza SWOT organizacji</text:a><text:a xlink:type="simple" xlink:href="#_Toc1976799" office:target-frame-name="_top" xlink:show="replace" text:style-name="Internet_20_link" text:visited-style-name="Visited_20_Internet_20_Link"><text:tab/>6</text:a></text:p>
      <text:p text:style-name="P5"><text:a xlink:type="simple" xlink:href="#_Toc1976800" office:target-frame-name="_top" xlink:show="replace" text:style-name="Internet_20_link" text:visited-style-name="Visited_20_Internet_20_Link">5</text:a><text:a xlink:type="simple" xlink:href="#_Toc1976800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00" office:target-frame-name="_top" xlink:show="replace" text:style-name="Internet_20_link" text:visited-style-name="Visited_20_Internet_20_Link">Specyfikacja wymagań</text:a><text:a xlink:type="simple" xlink:href="#_Toc1976800" office:target-frame-name="_top" xlink:show="replace" text:style-name="Internet_20_link" text:visited-style-name="Visited_20_Internet_20_Link"><text:tab/>7</text:a></text:p>
      <text:p text:style-name="P6"><text:a xlink:type="simple" xlink:href="#_Toc1976801" office:target-frame-name="_top" xlink:show="replace" text:style-name="Internet_20_link" text:visited-style-name="Visited_20_Internet_20_Link">5.1</text:a><text:a xlink:type="simple" xlink:href="#_Toc1976801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01" office:target-frame-name="_top" xlink:show="replace" text:style-name="Internet_20_link" text:visited-style-name="Visited_20_Internet_20_Link">Charakterystyka ogólna</text:a><text:a xlink:type="simple" xlink:href="#_Toc1976801" office:target-frame-name="_top" xlink:show="replace" text:style-name="Internet_20_link" text:visited-style-name="Visited_20_Internet_20_Link"><text:tab/>7</text:a></text:p>
      <text:p text:style-name="P6"><text:a xlink:type="simple" xlink:href="#_Toc1976802" office:target-frame-name="_top" xlink:show="replace" text:style-name="Internet_20_link" text:visited-style-name="Visited_20_Internet_20_Link">5.2</text:a><text:a xlink:type="simple" xlink:href="#_Toc1976802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02" office:target-frame-name="_top" xlink:show="replace" text:style-name="Internet_20_link" text:visited-style-name="Visited_20_Internet_20_Link">Wymagania funkcjonalne</text:a><text:a xlink:type="simple" xlink:href="#_Toc1976802" office:target-frame-name="_top" xlink:show="replace" text:style-name="Internet_20_link" text:visited-style-name="Visited_20_Internet_20_Link"><text:tab/>7</text:a></text:p>
      <text:p text:style-name="P6"><text:a xlink:type="simple" xlink:href="#_Toc1976803" office:target-frame-name="_top" xlink:show="replace" text:style-name="Internet_20_link" text:visited-style-name="Visited_20_Internet_20_Link">5.3</text:a><text:a xlink:type="simple" xlink:href="#_Toc1976803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03" office:target-frame-name="_top" xlink:show="replace" text:style-name="Internet_20_link" text:visited-style-name="Visited_20_Internet_20_Link">Wymagania niefunkcjonalne</text:a><text:a xlink:type="simple" xlink:href="#_Toc1976803" office:target-frame-name="_top" xlink:show="replace" text:style-name="Internet_20_link" text:visited-style-name="Visited_20_Internet_20_Link"><text:tab/>8</text:a></text:p>
      <text:p text:style-name="P5"><text:a xlink:type="simple" xlink:href="#_Toc1976804" office:target-frame-name="_top" xlink:show="replace" text:style-name="Internet_20_link" text:visited-style-name="Visited_20_Internet_20_Link">6</text:a><text:a xlink:type="simple" xlink:href="#_Toc1976804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04" office:target-frame-name="_top" xlink:show="replace" text:style-name="Internet_20_link" text:visited-style-name="Visited_20_Internet_20_Link">Zarządzanie projektem</text:a><text:a xlink:type="simple" xlink:href="#_Toc1976804" office:target-frame-name="_top" xlink:show="replace" text:style-name="Internet_20_link" text:visited-style-name="Visited_20_Internet_20_Link"><text:tab/>9</text:a></text:p>
      <text:p text:style-name="P6"><text:a xlink:type="simple" xlink:href="#_Toc1976805" office:target-frame-name="_top" xlink:show="replace" text:style-name="Internet_20_link" text:visited-style-name="Visited_20_Internet_20_Link">6.1</text:a><text:a xlink:type="simple" xlink:href="#_Toc1976805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05" office:target-frame-name="_top" xlink:show="replace" text:style-name="Internet_20_link" text:visited-style-name="Visited_20_Internet_20_Link">Zasoby ludzkie</text:a><text:a xlink:type="simple" xlink:href="#_Toc1976805" office:target-frame-name="_top" xlink:show="replace" text:style-name="Internet_20_link" text:visited-style-name="Visited_20_Internet_20_Link"><text:tab/>9</text:a></text:p>
      <text:p text:style-name="P6"><text:a xlink:type="simple" xlink:href="#_Toc1976806" office:target-frame-name="_top" xlink:show="replace" text:style-name="Internet_20_link" text:visited-style-name="Visited_20_Internet_20_Link">6.2</text:a><text:a xlink:type="simple" xlink:href="#_Toc1976806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06" office:target-frame-name="_top" xlink:show="replace" text:style-name="Internet_20_link" text:visited-style-name="Visited_20_Internet_20_Link">Harmonogram prac</text:a><text:a xlink:type="simple" xlink:href="#_Toc1976806" office:target-frame-name="_top" xlink:show="replace" text:style-name="Internet_20_link" text:visited-style-name="Visited_20_Internet_20_Link"><text:tab/>9</text:a></text:p>
      <text:p text:style-name="P6"><text:a xlink:type="simple" xlink:href="#_Toc1976807" office:target-frame-name="_top" xlink:show="replace" text:style-name="Internet_20_link" text:visited-style-name="Visited_20_Internet_20_Link">6.3</text:a><text:a xlink:type="simple" xlink:href="#_Toc1976807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07" office:target-frame-name="_top" xlink:show="replace" text:style-name="Internet_20_link" text:visited-style-name="Visited_20_Internet_20_Link">Etapy/kamienie milowe projektu</text:a><text:a xlink:type="simple" xlink:href="#_Toc1976807" office:target-frame-name="_top" xlink:show="replace" text:style-name="Internet_20_link" text:visited-style-name="Visited_20_Internet_20_Link"><text:tab/>9</text:a></text:p>
      <text:p text:style-name="P5"><text:a xlink:type="simple" xlink:href="#_Toc1976808" office:target-frame-name="_top" xlink:show="replace" text:style-name="Internet_20_link" text:visited-style-name="Visited_20_Internet_20_Link">7</text:a><text:a xlink:type="simple" xlink:href="#_Toc1976808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08" office:target-frame-name="_top" xlink:show="replace" text:style-name="Internet_20_link" text:visited-style-name="Visited_20_Internet_20_Link">Zarządzanie ryzykiem</text:a><text:a xlink:type="simple" xlink:href="#_Toc1976808" office:target-frame-name="_top" xlink:show="replace" text:style-name="Internet_20_link" text:visited-style-name="Visited_20_Internet_20_Link"><text:tab/>10</text:a></text:p>
      <text:p text:style-name="P6"><text:a xlink:type="simple" xlink:href="#_Toc1976809" office:target-frame-name="_top" xlink:show="replace" text:style-name="Internet_20_link" text:visited-style-name="Visited_20_Internet_20_Link">7.1</text:a><text:a xlink:type="simple" xlink:href="#_Toc1976809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09" office:target-frame-name="_top" xlink:show="replace" text:style-name="Internet_20_link" text:visited-style-name="Visited_20_Internet_20_Link">Lista czynników ryzyka</text:a><text:a xlink:type="simple" xlink:href="#_Toc1976809" office:target-frame-name="_top" xlink:show="replace" text:style-name="Internet_20_link" text:visited-style-name="Visited_20_Internet_20_Link"><text:tab/>10</text:a></text:p>
      <text:p text:style-name="P6"><text:a xlink:type="simple" xlink:href="#_Toc1976810" office:target-frame-name="_top" xlink:show="replace" text:style-name="Internet_20_link" text:visited-style-name="Visited_20_Internet_20_Link">7.2</text:a><text:a xlink:type="simple" xlink:href="#_Toc1976810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10" office:target-frame-name="_top" xlink:show="replace" text:style-name="Internet_20_link" text:visited-style-name="Visited_20_Internet_20_Link">Ocena ryzyka</text:a><text:a xlink:type="simple" xlink:href="#_Toc1976810" office:target-frame-name="_top" xlink:show="replace" text:style-name="Internet_20_link" text:visited-style-name="Visited_20_Internet_20_Link"><text:tab/>10</text:a></text:p>
      <text:p text:style-name="P6"><text:a xlink:type="simple" xlink:href="#_Toc1976811" office:target-frame-name="_top" xlink:show="replace" text:style-name="Internet_20_link" text:visited-style-name="Visited_20_Internet_20_Link">7.3</text:a><text:a xlink:type="simple" xlink:href="#_Toc1976811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11" office:target-frame-name="_top" xlink:show="replace" text:style-name="Internet_20_link" text:visited-style-name="Visited_20_Internet_20_Link">Plan reakcji na ryzyko</text:a><text:a xlink:type="simple" xlink:href="#_Toc1976811" office:target-frame-name="_top" xlink:show="replace" text:style-name="Internet_20_link" text:visited-style-name="Visited_20_Internet_20_Link"><text:tab/>10</text:a></text:p>
      <text:p text:style-name="P5"><text:a xlink:type="simple" xlink:href="#_Toc1976812" office:target-frame-name="_top" xlink:show="replace" text:style-name="Internet_20_link" text:visited-style-name="Visited_20_Internet_20_Link">8</text:a><text:a xlink:type="simple" xlink:href="#_Toc1976812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12" office:target-frame-name="_top" xlink:show="replace" text:style-name="Internet_20_link" text:visited-style-name="Visited_20_Internet_20_Link">Zarządzanie jakością</text:a><text:a xlink:type="simple" xlink:href="#_Toc1976812" office:target-frame-name="_top" xlink:show="replace" text:style-name="Internet_20_link" text:visited-style-name="Visited_20_Internet_20_Link"><text:tab/>11</text:a></text:p>
      <text:p text:style-name="P6"><text:a xlink:type="simple" xlink:href="#_Toc1976813" office:target-frame-name="_top" xlink:show="replace" text:style-name="Internet_20_link" text:visited-style-name="Visited_20_Internet_20_Link">8.1</text:a><text:a xlink:type="simple" xlink:href="#_Toc1976813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13" office:target-frame-name="_top" xlink:show="replace" text:style-name="Internet_20_link" text:visited-style-name="Visited_20_Internet_20_Link">Scenariusze i przypadki testowe</text:a><text:a xlink:type="simple" xlink:href="#_Toc1976813" office:target-frame-name="_top" xlink:show="replace" text:style-name="Internet_20_link" text:visited-style-name="Visited_20_Internet_20_Link"><text:tab/>11</text:a></text:p>
      <text:p text:style-name="P5"><text:a xlink:type="simple" xlink:href="#_Toc1976814" office:target-frame-name="_top" xlink:show="replace" text:style-name="Internet_20_link" text:visited-style-name="Visited_20_Internet_20_Link">9</text:a><text:a xlink:type="simple" xlink:href="#_Toc1976814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14" office:target-frame-name="_top" xlink:show="replace" text:style-name="Internet_20_link" text:visited-style-name="Visited_20_Internet_20_Link">Projekt techniczny</text:a><text:a xlink:type="simple" xlink:href="#_Toc1976814" office:target-frame-name="_top" xlink:show="replace" text:style-name="Internet_20_link" text:visited-style-name="Visited_20_Internet_20_Link"><text:tab/>12</text:a></text:p>
      <text:p text:style-name="P6"><text:a xlink:type="simple" xlink:href="#_Toc1976815" office:target-frame-name="_top" xlink:show="replace" text:style-name="Internet_20_link" text:visited-style-name="Visited_20_Internet_20_Link">9.1</text:a><text:a xlink:type="simple" xlink:href="#_Toc1976815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15" office:target-frame-name="_top" xlink:show="replace" text:style-name="Internet_20_link" text:visited-style-name="Visited_20_Internet_20_Link">Opis architektury systemu</text:a><text:a xlink:type="simple" xlink:href="#_Toc1976815" office:target-frame-name="_top" xlink:show="replace" text:style-name="Internet_20_link" text:visited-style-name="Visited_20_Internet_20_Link"><text:tab/>12</text:a></text:p>
      <text:p text:style-name="P6"><text:a xlink:type="simple" xlink:href="#_Toc1976816" office:target-frame-name="_top" xlink:show="replace" text:style-name="Internet_20_link" text:visited-style-name="Visited_20_Internet_20_Link">9.2</text:a><text:a xlink:type="simple" xlink:href="#_Toc1976816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16" office:target-frame-name="_top" xlink:show="replace" text:style-name="Internet_20_link" text:visited-style-name="Visited_20_Internet_20_Link">Technologie implementacji systemu</text:a><text:a xlink:type="simple" xlink:href="#_Toc1976816" office:target-frame-name="_top" xlink:show="replace" text:style-name="Internet_20_link" text:visited-style-name="Visited_20_Internet_20_Link"><text:tab/>12</text:a></text:p>
      <text:p text:style-name="P6"><text:a xlink:type="simple" xlink:href="#_Toc1976817" office:target-frame-name="_top" xlink:show="replace" text:style-name="Internet_20_link" text:visited-style-name="Visited_20_Internet_20_Link">9.3</text:a><text:a xlink:type="simple" xlink:href="#_Toc1976817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17" office:target-frame-name="_top" xlink:show="replace" text:style-name="Internet_20_link" text:visited-style-name="Visited_20_Internet_20_Link">Diagramy UML</text:a><text:a xlink:type="simple" xlink:href="#_Toc1976817" office:target-frame-name="_top" xlink:show="replace" text:style-name="Internet_20_link" text:visited-style-name="Visited_20_Internet_20_Link"><text:tab/>12</text:a></text:p>
      <text:p text:style-name="P6"><text:a xlink:type="simple" xlink:href="#_Toc1976818" office:target-frame-name="_top" xlink:show="replace" text:style-name="Internet_20_link" text:visited-style-name="Visited_20_Internet_20_Link">9.4</text:a><text:a xlink:type="simple" xlink:href="#_Toc1976818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18" office:target-frame-name="_top" xlink:show="replace" text:style-name="Internet_20_link" text:visited-style-name="Visited_20_Internet_20_Link">Charakterystyka zastosowanych wzorców projektowych</text:a><text:a xlink:type="simple" xlink:href="#_Toc1976818" office:target-frame-name="_top" xlink:show="replace" text:style-name="Internet_20_link" text:visited-style-name="Visited_20_Internet_20_Link"><text:tab/>12</text:a></text:p>
      <text:p text:style-name="P6"><text:a xlink:type="simple" xlink:href="#_Toc1976819" office:target-frame-name="_top" xlink:show="replace" text:style-name="Internet_20_link" text:visited-style-name="Visited_20_Internet_20_Link">9.5</text:a><text:a xlink:type="simple" xlink:href="#_Toc1976819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19" office:target-frame-name="_top" xlink:show="replace" text:style-name="Internet_20_link" text:visited-style-name="Visited_20_Internet_20_Link">Projekt bazy danych</text:a><text:a xlink:type="simple" xlink:href="#_Toc1976819" office:target-frame-name="_top" xlink:show="replace" text:style-name="Internet_20_link" text:visited-style-name="Visited_20_Internet_20_Link"><text:tab/>12</text:a></text:p>
      <text:p text:style-name="P6"><text:a xlink:type="simple" xlink:href="#_Toc1976820" office:target-frame-name="_top" xlink:show="replace" text:style-name="Internet_20_link" text:visited-style-name="Visited_20_Internet_20_Link">9.6</text:a><text:a xlink:type="simple" xlink:href="#_Toc1976820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20" office:target-frame-name="_top" xlink:show="replace" text:style-name="Internet_20_link" text:visited-style-name="Visited_20_Internet_20_Link">Projekt interfejsu użytkownika</text:a><text:a xlink:type="simple" xlink:href="#_Toc1976820" office:target-frame-name="_top" xlink:show="replace" text:style-name="Internet_20_link" text:visited-style-name="Visited_20_Internet_20_Link"><text:tab/>12</text:a></text:p>
      <text:p text:style-name="P6"><text:a xlink:type="simple" xlink:href="#_Toc1976821" office:target-frame-name="_top" xlink:show="replace" text:style-name="Internet_20_link" text:visited-style-name="Visited_20_Internet_20_Link">9.7</text:a><text:a xlink:type="simple" xlink:href="#_Toc1976821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21" office:target-frame-name="_top" xlink:show="replace" text:style-name="Internet_20_link" text:visited-style-name="Visited_20_Internet_20_Link">Procedura wdrożenia</text:a><text:a xlink:type="simple" xlink:href="#_Toc1976821" office:target-frame-name="_top" xlink:show="replace" text:style-name="Internet_20_link" text:visited-style-name="Visited_20_Internet_20_Link"><text:tab/>13</text:a></text:p>
      <text:p text:style-name="P7"><text:a xlink:type="simple" xlink:href="#_Toc1976822" office:target-frame-name="_top" xlink:show="replace" text:style-name="Internet_20_link" text:visited-style-name="Visited_20_Internet_20_Link">10</text:a><text:a xlink:type="simple" xlink:href="#_Toc1976822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22" office:target-frame-name="_top" xlink:show="replace" text:style-name="Internet_20_link" text:visited-style-name="Visited_20_Internet_20_Link">Dokumentacja dla użytkownika</text:a><text:a xlink:type="simple" xlink:href="#_Toc1976822" office:target-frame-name="_top" xlink:show="replace" text:style-name="Internet_20_link" text:visited-style-name="Visited_20_Internet_20_Link"><text:tab/>14</text:a></text:p>
      <text:p text:style-name="P7"><text:a xlink:type="simple" xlink:href="#_Toc1976823" office:target-frame-name="_top" xlink:show="replace" text:style-name="Internet_20_link" text:visited-style-name="Visited_20_Internet_20_Link">11</text:a><text:a xlink:type="simple" xlink:href="#_Toc1976823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23" office:target-frame-name="_top" xlink:show="replace" text:style-name="Internet_20_link" text:visited-style-name="Visited_20_Internet_20_Link">Podsumowanie</text:a><text:a xlink:type="simple" xlink:href="#_Toc1976823" office:target-frame-name="_top" xlink:show="replace" text:style-name="Internet_20_link" text:visited-style-name="Visited_20_Internet_20_Link"><text:tab/>15</text:a></text:p>
      <text:p text:style-name="P6"><text:a xlink:type="simple" xlink:href="#_Toc1976824" office:target-frame-name="_top" xlink:show="replace" text:style-name="Internet_20_link" text:visited-style-name="Visited_20_Internet_20_Link">11.1</text:a><text:a xlink:type="simple" xlink:href="#_Toc1976824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24" office:target-frame-name="_top" xlink:show="replace" text:style-name="Internet_20_link" text:visited-style-name="Visited_20_Internet_20_Link">Szczegółowe nakłady projektowe członków zespołu</text:a><text:a xlink:type="simple" xlink:href="#_Toc1976824" office:target-frame-name="_top" xlink:show="replace" text:style-name="Internet_20_link" text:visited-style-name="Visited_20_Internet_20_Link"><text:tab/>15</text:a></text:p>
      <text:p text:style-name="P7"><text:a xlink:type="simple" xlink:href="#_Toc1976825" office:target-frame-name="_top" xlink:show="replace" text:style-name="Internet_20_link" text:visited-style-name="Visited_20_Internet_20_Link">12</text:a><text:a xlink:type="simple" xlink:href="#_Toc1976825" office:target-frame-name="_top" xlink:show="replace" text:style-name="Internet_20_link" text:visited-style-name="Visited_20_Internet_20_Link"><text:span text:style-name="Domyślna_20_czcionka_20_akapitu"><text:span text:style-name="T4"><text:tab/></text:span></text:span></text:a><text:a xlink:type="simple" xlink:href="#_Toc1976825" office:target-frame-name="_top" xlink:show="replace" text:style-name="Internet_20_link" text:visited-style-name="Visited_20_Internet_20_Link">Inne informacje</text:a><text:a xlink:type="simple" xlink:href="#_Toc1976825" office:target-frame-name="_top" xlink:show="replace" text:style-name="Internet_20_link" text:visited-style-name="Visited_20_Internet_20_Link"><text:tab/>16</text:a></text:p>
      <text:h text:style-name="Heading_20_1" text:outline-level="1">2 <text:s text:c="3"/>Odnośniki do innych źródeł</text:h>
      <text:p text:style-name="Standard">tj. do wykorzystywanych narzędzi / projektów w tych narzędziach</text:p>
      <text:list xml:id="list511838953" text:style-name="WWNum22">
        <text:list-item>
          <text:list>
            <text:list-item>
              <text:p text:style-name="P24">Zarządzania projektem – Jira, Trello, itp.</text:p>
            </text:list-item>
            <text:list-item>
              <text:p text:style-name="P24">Wersjonowanie kodu – sugerowany Git (hosting np. na Bitbucket lub Github), ew. SVN</text:p>
            </text:list-item>
            <text:list-item>
              <text:p text:style-name="P25">System obsługi defektów – np. Bitbucket, Github, Bugzilla.</text:p>
            </text:list-item>
          </text:list>
        </text:list-item>
      </text:list>
      <text:p text:style-name="P2">Link do repozytorium.</text:p>
      <text:h text:style-name="Heading_20_1" text:outline-level="1">3 <text:s text:c="2"/><text:bookmark-start text:name="_Toc1976794"/>Słownik pojęć<text:bookmark-end text:name="_Toc1976794"/></text:h>
      <text:p text:style-name="P1">Tabela lub lista z pojęciami, które wymagają wyjaśnienia, wraz z tymi wyjaśnieniami – w szczególności synonimy różnych pojęć używanych w dokumentacji.</text:p>
      <text:h text:style-name="Heading_20_1" text:outline-level="1">4 <text:s/><text:bookmark-start text:name="_Toc1976795"/>Wprowadzenie<text:bookmark-end text:name="_Toc1976795"/></text:h>
      <text:h text:style-name="Heading_20_2" text:outline-level="2">4.1 <text:s/><text:bookmark-start text:name="_Toc1976796"/>Cel dokumentacji<text:bookmark-end text:name="_Toc1976796"/></text:h>
      <text:p text:style-name="Standard">Dla szkoły językowej. Zawiera grupy uczniów, nauczycieli, księgowa, planista</text:p>
      <text:p text:style-name="Standard"/>
      <text:h text:style-name="Heading_20_2" text:outline-level="2">4.2 <text:s/><text:bookmark-start text:name="_Toc1976797"/>Przeznaczenie dokumentacji<text:bookmark-end text:name="_Toc1976797"/></text:h>
      <text:p text:style-name="Standard">Dla pracowników i klientów.</text:p>
      <text:p text:style-name="Standard"/>
      <text:h text:style-name="Heading_20_2" text:outline-level="2">4.3 <text:s/><text:bookmark-start text:name="_Toc1976798"/>Opis organizacji lub analiza rynku<text:bookmark-end text:name="_Toc1976798"/></text:h>
      <text:p text:style-name="Standard">Na rynek polski. System przydatny dla szkół. Szkoły od 3 do 1000 użytkowników. Grupa jedno rodna. Bezpieczny rynek.</text:p>
      <text:list xml:id="list114413386108304" text:continue-numbering="true" text:style-name="WWNum22">
        <text:list-item>
          <text:p text:style-name="P24">Jeśli na masowy rynek: Pobieżna analiza rynku. Dla kogo będzie przydatny taki system. Ile jest organizacji, które będą mogły z niego skorzystać, użytkowników w poszczególnych organizacjach. Czy te organizacje stanowią jednorodną grupę czy są różne rodzaje. Co one mają ze sobą wspólnego. Jak ta liczba będzie się zmieniała w najbliższej przyszłości.</text:p>
        </text:list-item>
      </text:list>
      <text:h text:style-name="Heading_20_2" text:outline-level="2"><text:bookmark-start text:name="_Toc1976799"/>Analiza SWOT organizacji<text:bookmark-end text:name="_Toc1976799"/></text:h>
      <text:list xml:id="list1703853114" text:style-name="WWNum25">
        <text:list-item>
          <text:p text:style-name="P26">jeśli system na masowy rynek:</text:p>
          <text:list>
            <text:list-item>
              <text:p text:style-name="P26">Szanse:</text:p>
              <text:list>
                <text:list-item>
                  <text:p text:style-name="P27">Zwiększenie znajomości innych języków,</text:p>
                </text:list-item>
                <text:list-item>
                  <text:p text:style-name="P27">Prywatyzacja systemu nauczania,</text:p>
                </text:list-item>
              </text:list>
            </text:list-item>
            <text:list-item>
              <text:p text:style-name="P26">Zagrożenia:</text:p>
              <text:list>
                <text:list-item>
                  <text:p text:style-name="P27">Zmniejszenie rynku dla szkół językowych,</text:p>
                </text:list-item>
              </text:list>
            </text:list-item>
          </text:list>
        </text:list-item>
      </text:list>
      <text:p text:style-name="P3"/>
      <text:p text:style-name="P3"/>
      <text:h text:style-name="P29" text:outline-level="1"><text:span text:style-name="T6">5. </text:span><text:bookmark-start text:name="_Toc1976800"/><text:span text:style-name="T5">Specyfikacja wymagań</text:span><text:bookmark-end text:name="_Toc1976800"/></text:h>
      <text:h text:style-name="P30" text:outline-level="2"><text:span text:style-name="T7">5.1 </text:span><text:bookmark-start text:name="_Toc1976801"/><text:span text:style-name="T5">Charakterystyka ogólna</text:span><text:bookmark-end text:name="_Toc1976801"/></text:h>
      <text:h text:style-name="P32" text:outline-level="3"><text:span text:style-name="T7">5.1.1 </text:span><text:span text:style-name="T5">Definicja produktu</text:span></text:h>
      <text:p text:style-name="P8">Tounge, elektroniczny dziennik.</text:p>
      <text:h text:style-name="P32" text:outline-level="3"><text:span text:style-name="T7">5.1.2 </text:span><text:span text:style-name="T5">Podstawowe założenia</text:span></text:h>
      <text:p text:style-name="P9">System służy do zdalnego zarządzania szkołą językową, wpisywania ocen, przekazywania informacji o danym dniu lekcyjnym, zaznaczanie obecności. </text:p>
      <text:h text:style-name="P32" text:outline-level="3"><text:span text:style-name="T7">5.1.3 </text:span><text:span text:style-name="T5">Cel biznesowy</text:span></text:h>
      <text:p text:style-name="P9">Ułatwi<text:span text:style-name="T17">enie</text:span> dostęp<text:span text:style-name="T18">u</text:span> do informacji uczniom i nauczycielom. Zlikwidowanie papierowego dziennika. Unowocześnienie systemu edukacji.</text:p>
      <text:h text:style-name="P32" text:outline-level="3"><text:span text:style-name="T7">5.1.4 </text:span><text:span text:style-name="T5">Użytkownicy</text:span></text:h>
      <text:p text:style-name="P10"><text:span text:style-name="T2">1.</text:span>Uczeń,</text:p>
      <text:p text:style-name="P10"><text:span text:style-name="T2">2.</text:span>Nauczyciel,</text:p>
      <text:p text:style-name="P11">3.<text:span text:style-name="T14">Księgowa/</text:span><text:span text:style-name="T15">y</text:span><text:span text:style-name="T14">,</text:span></text:p>
      <text:p text:style-name="P12">4.Planista/ka</text:p>
      <text:p text:style-name="P10"/>
      <text:h text:style-name="P32" text:outline-level="3"><text:span text:style-name="T7">5.1.5 </text:span><text:bookmark-start text:name="_Ref413828438"/><text:span text:style-name="T5">Korzyści z systemu</text:span><text:bookmark-end text:name="_Ref413828438"/>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 table:number-columns-repeated="2"/>
        <table:table-row table:style-name="TableLine1797293615360">
          <table:table-cell table:style-name="Tabela1.A1" office:value-type="string">
            <text:p text:style-name="P21">funkcja/użytkownik</text:p>
          </table:table-cell>
          <table:table-cell table:style-name="Tabela1.A1" office:value-type="string">
            <text:p text:style-name="P15">Uczeń</text:p>
          </table:table-cell>
          <table:table-cell table:style-name="Tabela1.A1" office:value-type="string">
            <text:p text:style-name="P15">Nauczyciel</text:p>
          </table:table-cell>
          <table:table-cell table:style-name="Tabela1.A1" office:value-type="string">
            <text:p text:style-name="P16">Księgowa/<text:span text:style-name="T16">y</text:span></text:p>
          </table:table-cell>
          <table:table-cell table:style-name="Tabela1.E1" office:value-type="string">
            <text:p text:style-name="P13">Planista/ka</text:p>
          </table:table-cell>
        </table:table-row>
        <table:table-row table:style-name="TableLine1797293616176">
          <table:table-cell table:style-name="Tabela1.A2" office:value-type="string">
            <text:p text:style-name="P18">Dostęp do planu lekcji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X</text:p>
          </table:table-cell>
          <table:table-cell table:style-name="Tabela1.E2" office:value-type="string">
            <text:p text:style-name="P18">X</text:p>
          </table:table-cell>
        </table:table-row>
        <table:table-row table:style-name="TableLine1797293608016">
          <table:table-cell table:style-name="Tabela1.A3" office:value-type="string">
            <text:p text:style-name="P18">Wgląd do ocen</text:p>
          </table:table-cell>
          <table:table-cell table:style-name="Tabela1.A3" office:value-type="string">
            <text:p text:style-name="P18">X</text:p>
          </table:table-cell>
          <table:table-cell table:style-name="Tabela1.A3" office:value-type="string">
            <text:p text:style-name="P18">X</text:p>
          </table:table-cell>
          <table:table-cell table:style-name="Tabela1.A3" office:value-type="string">
            <text:p text:style-name="P17">-</text:p>
          </table:table-cell>
          <table:table-cell table:style-name="Tabela1.E3" office:value-type="string">
            <text:p text:style-name="P17">-</text:p>
          </table:table-cell>
        </table:table-row>
        <table:table-row table:style-name="TableLine1797293616448">
          <table:table-cell table:style-name="Tabela1.A2" office:value-type="string">
            <text:p text:style-name="P51">Dodanie oceny</text:p>
          </table:table-cell>
          <table:table-cell table:style-name="Tabela1.A2" office:value-type="string">
            <text:p text:style-name="P17">-</text:p>
          </table:table-cell>
          <table:table-cell table:style-name="Tabela1.A2" office:value-type="string">
            <text:p text:style-name="P51">X</text:p>
          </table:table-cell>
          <table:table-cell table:style-name="Tabela1.A2" office:value-type="string">
            <text:p text:style-name="P17">-</text:p>
          </table:table-cell>
          <table:table-cell table:style-name="Tabela1.E2" office:value-type="string">
            <text:p text:style-name="P51">-</text:p>
          </table:table-cell>
        </table:table-row>
        <table:table-row table:style-name="TableLine1797293616448">
          <table:table-cell table:style-name="Tabela1.A3" office:value-type="string">
            <text:p text:style-name="P19">Edytowanie ocen</text:p>
          </table:table-cell>
          <table:table-cell table:style-name="Tabela1.A3" office:value-type="string">
            <text:p text:style-name="P17">-</text:p>
          </table:table-cell>
          <table:table-cell table:style-name="Tabela1.A3" office:value-type="string">
            <text:p text:style-name="P19">X</text:p>
          </table:table-cell>
          <table:table-cell table:style-name="Tabela1.A3" office:value-type="string">
            <text:p text:style-name="P17">-</text:p>
          </table:table-cell>
          <table:table-cell table:style-name="Tabela1.E3" office:value-type="string">
            <text:p text:style-name="P17"/>
            <text:p text:style-name="P49">-</text:p>
          </table:table-cell>
        </table:table-row>
        <table:table-row table:style-name="TableLine1797293614544">
          <table:table-cell table:style-name="Tabela1.A2" office:value-type="string">
            <text:p text:style-name="P20">Edycja obecności</text:p>
          </table:table-cell>
          <table:table-cell table:style-name="Tabela1.A2" office:value-type="string">
            <text:p text:style-name="P17">-</text:p>
          </table:table-cell>
          <table:table-cell table:style-name="Tabela1.A2" office:value-type="string">
            <text:p text:style-name="P17">X</text:p>
          </table:table-cell>
          <table:table-cell table:style-name="Tabela1.A2" office:value-type="string">
            <text:p text:style-name="P17">-</text:p>
          </table:table-cell>
          <table:table-cell table:style-name="Tabela1.E2" office:value-type="string">
            <text:p text:style-name="P17">-</text:p>
          </table:table-cell>
        </table:table-row>
        <table:table-row table:style-name="TableLine1797293614544">
          <table:table-cell table:style-name="Tabela1.A3" office:value-type="string">
            <text:p text:style-name="P52">Dodanie obecności</text:p>
          </table:table-cell>
          <table:table-cell table:style-name="Tabela1.A3" office:value-type="string">
            <text:p text:style-name="P17">-</text:p>
          </table:table-cell>
          <table:table-cell table:style-name="Tabela1.A3" office:value-type="string">
            <text:p text:style-name="P52">X</text:p>
          </table:table-cell>
          <table:table-cell table:style-name="Tabela1.A3" office:value-type="string">
            <text:p text:style-name="P17">-</text:p>
          </table:table-cell>
          <table:table-cell table:style-name="Tabela1.E3" office:value-type="string">
            <text:p text:style-name="P17">-</text:p>
          </table:table-cell>
        </table:table-row>
        <table:table-row table:style-name="TableLine1797293614544">
          <table:table-cell table:style-name="Tabela1.A2" office:value-type="string">
            <text:p text:style-name="P52">Wgląd do obecności</text:p>
          </table:table-cell>
          <table:table-cell table:style-name="Tabela1.A2" office:value-type="string">
            <text:p text:style-name="P52">X</text:p>
          </table:table-cell>
          <table:table-cell table:style-name="Tabela1.A2" office:value-type="string">
            <text:p text:style-name="P52">X</text:p>
          </table:table-cell>
          <table:table-cell table:style-name="Tabela1.A2" office:value-type="string">
            <text:p text:style-name="P17">-</text:p>
          </table:table-cell>
          <table:table-cell table:style-name="Tabela1.E2" office:value-type="string">
            <text:p text:style-name="P17">-</text:p>
          </table:table-cell>
        </table:table-row>
        <table:table-row table:style-name="TableLine1797293608832">
          <table:table-cell table:style-name="Tabela1.A3" office:value-type="string">
            <text:p text:style-name="P53"><text:span text:style-name="T21">Układanie</text:span> planu lekcji</text:p>
          </table:table-cell>
          <table:table-cell table:style-name="Tabela1.A3" office:value-type="string">
            <text:p text:style-name="P17">-</text:p>
          </table:table-cell>
          <table:table-cell table:style-name="Tabela1.A3" office:value-type="string">
            <text:p text:style-name="P17">-</text:p>
          </table:table-cell>
          <table:table-cell table:style-name="Tabela1.A3" office:value-type="string">
            <text:p text:style-name="P17">-</text:p>
          </table:table-cell>
          <table:table-cell table:style-name="Tabela1.E3" office:value-type="string">
            <text:p text:style-name="P17">X</text:p>
          </table:table-cell>
        </table:table-row>
        <table:table-row table:style-name="TableLine1797293608832">
          <table:table-cell table:style-name="Tabela1.A2" office:value-type="string">
            <text:p text:style-name="P54">Edycja planu lekcji</text:p>
          </table:table-cell>
          <table:table-cell table:style-name="Tabela1.A2" office:value-type="string">
            <text:p text:style-name="P17">-</text:p>
          </table:table-cell>
          <table:table-cell table:style-name="Tabela1.A2" office:value-type="string">
            <text:p text:style-name="P17">-</text:p>
          </table:table-cell>
          <table:table-cell table:style-name="Tabela1.A2" office:value-type="string">
            <text:p text:style-name="P17">-</text:p>
          </table:table-cell>
          <table:table-cell table:style-name="Tabela1.E2" office:value-type="string">
            <text:p text:style-name="P54">X</text:p>
          </table:table-cell>
        </table:table-row>
        <table:table-row table:style-name="TableLine1797293634672">
          <table:table-cell table:style-name="Tabela1.A3" office:value-type="string">
            <text:p text:style-name="P50">Wgląd do <text:span text:style-name="T22">opłat</text:span></text:p>
          </table:table-cell>
          <table:table-cell table:style-name="Tabela1.A3" office:value-type="string">
            <text:p text:style-name="P50">X</text:p>
          </table:table-cell>
          <table:table-cell table:style-name="Tabela1.A3" office:value-type="string">
            <text:p text:style-name="P50">X</text:p>
          </table:table-cell>
          <table:table-cell table:style-name="Tabela1.A3" office:value-type="string">
            <text:p text:style-name="P50">X</text:p>
          </table:table-cell>
          <table:table-cell table:style-name="Tabela1.E3" office:value-type="string">
            <text:p text:style-name="P50">X</text:p>
          </table:table-cell>
        </table:table-row>
        <table:table-row table:style-name="TableLine1797293634672">
          <table:table-cell table:style-name="Tabela1.A2" office:value-type="string">
            <text:p text:style-name="P55">Edycja rachunków</text:p>
          </table:table-cell>
          <table:table-cell table:style-name="Tabela1.A2" office:value-type="string">
            <text:p text:style-name="P17">-</text:p>
          </table:table-cell>
          <table:table-cell table:style-name="Tabela1.A2" office:value-type="string">
            <text:p text:style-name="P17">-</text:p>
          </table:table-cell>
          <table:table-cell table:style-name="Tabela1.A2" office:value-type="string">
            <text:p text:style-name="P17">X</text:p>
          </table:table-cell>
          <table:table-cell table:style-name="Tabela1.E2" office:value-type="string">
            <text:p text:style-name="P17">-</text:p>
          </table:table-cell>
        </table:table-row>
        <table:table-row table:style-name="TableLine1797293634672">
          <table:table-cell table:style-name="Tabela1.A3" office:value-type="string">
            <text:p text:style-name="P56">Dodanie opłat</text:p>
          </table:table-cell>
          <table:table-cell table:style-name="Tabela1.A3" office:value-type="string">
            <text:p text:style-name="P17">-</text:p>
          </table:table-cell>
          <table:table-cell table:style-name="Tabela1.A3" office:value-type="string">
            <text:p text:style-name="P17">-</text:p>
          </table:table-cell>
          <table:table-cell table:style-name="Tabela1.A3" office:value-type="string">
            <text:p text:style-name="P57">X</text:p>
          </table:table-cell>
          <table:table-cell table:style-name="Tabela1.E3" office:value-type="string">
            <text:p text:style-name="P17">-</text:p>
          </table:table-cell>
        </table:table-row>
        <table:table-row table:style-name="TableLine1797293634672">
          <table:table-cell table:style-name="Tabela1.A2" office:value-type="string">
            <text:p text:style-name="P58">Opłata rachunku</text:p>
          </table:table-cell>
          <table:table-cell table:style-name="Tabela1.A2" office:value-type="string">
            <text:p text:style-name="P59">X</text:p>
          </table:table-cell>
          <table:table-cell table:style-name="Tabela1.A2" office:value-type="string">
            <text:p text:style-name="P59">X</text:p>
          </table:table-cell>
          <table:table-cell table:style-name="Tabela1.A2" office:value-type="string">
            <text:p text:style-name="P59">X</text:p>
          </table:table-cell>
          <table:table-cell table:style-name="Tabela1.E2" office:value-type="string">
            <text:p text:style-name="P59">X</text:p>
          </table:table-cell>
        </table:table-row>
      </table:table>
      <text:p text:style-name="P14"/>
      <text:h text:style-name="P32" text:outline-level="3"><text:soft-page-break/><text:span text:style-name="T7">5.1.6 </text:span><text:span text:style-name="T5">Ograniczenia projektowe i wdrożeniowe</text:span></text:h>
      <text:list xml:id="list1880134358" text:style-name="L1">
        <text:list-item>
          <text:p text:style-name="P36"><text:span text:style-name="T5">Przechowywanie danych osobowych zgodnie z rozporządzeniem o ochronie danych osobowych RODO, </text:span><text:span text:style-name="T8">możliwość ukrycia danych osobowych.</text:span></text:p>
        </text:list-item>
        <text:list-item>
          <text:p text:style-name="P37">Ograniczenie do systemu operacyjnego: Windows, Linux,</text:p>
        </text:list-item>
        <text:list-item>
          <text:p text:style-name="P38">Ograniczenie do przeglądarek: Chrome, Mozilla Firefox, Opera.</text:p>
        </text:list-item>
        <text:list-item>
          <text:p text:style-name="P38">Zabezpieczenia do konta: hasło oraz login, hasło generowane przez system z możliwością zmiany przez użytkownika,</text:p>
        </text:list-item>
        <text:list-item>
          <text:p text:style-name="P38">Dane użytkowników przechowywane w bazie danych na serwerze zewnętrznym,</text:p>
        </text:list-item>
        <text:list-item>
          <text:p text:style-name="P39">Komunikacja za pośrednictwem komunikatora e-mail przypisanego do konta użytkownika.</text:p>
        </text:list-item>
      </text:list>
      <text:h text:style-name="P31" text:outline-level="2"><text:span text:style-name="T13">5.2 </text:span><text:bookmark-start text:name="_Toc1976802"/><text:span text:style-name="T5">Wymagania funkcjonalne</text:span><text:bookmark-end text:name="_Toc1976802"/></text:h>
      <text:h text:style-name="P33" text:outline-level="3"><text:span text:style-name="T5">Lista wymagań</text:span></text:h>
      <text:list xml:id="list3040521761" text:style-name="L3">
        <text:list-item>
          <text:p text:style-name="P42">Zarządzanie ocenami,</text:p>
        </text:list-item>
        <text:list-item>
          <text:p text:style-name="P43">Zarządzanie obecnością,</text:p>
        </text:list-item>
        <text:list-item>
          <text:p text:style-name="P44">Plan lekcji,</text:p>
        </text:list-item>
        <text:list-item>
          <text:p text:style-name="P45">Zarządzanie finansami,</text:p>
        </text:list-item>
        <text:list-item>
          <text:p text:style-name="P45"/>
        </text:list-item>
      </text:list>
      <text:h text:style-name="P33" text:outline-level="3"><text:bookmark-start text:name="_Ref413828923"/><text:span text:style-name="T5">Diagramy przypadków użycia</text:span><text:bookmark-end text:name="_Ref413828923"/></text:h>
      <text:p text:style-name="P46"><text:span text:style-name="T5">Tutaj same diagramy – bez specyfikacji, ale każdy diagram z tytułem i na osobnej stronie</text:span></text:p>
      <text:h text:style-name="P33" text:outline-level="3"><text:span text:style-name="T5">Szczegółowy opis wymagań</text:span></text:h>
      <text:p text:style-name="P46"><text:span text:style-name="T5">dla 5-7 wybranych </text:span><text:span text:style-name="T11">najważniejszych</text:span><text:span text:style-name="T5"> przypadków użycia</text:span></text:p>
      <text:p text:style-name="P46"><text:span text:style-name="T5">każde na nowej stronie wg następujących punktów:</text:span></text:p>
      <text:list xml:id="list3856806186" text:style-name="WWNum20">
        <text:list-item>
          <text:p text:style-name="P34"><text:span text:style-name="T5">Numer – jako ID</text:span></text:p>
        </text:list-item>
        <text:list-item>
          <text:p text:style-name="P34"><text:span text:style-name="T5">Nazwa</text:span></text:p>
        </text:list-item>
        <text:list-item>
          <text:p text:style-name="P34"><text:span text:style-name="T5">Uzasadnienie biznesowe – odwołanie (-a) do elementów wymienionych w </text:span><text:span text:style-name="T5"><text:bookmark-ref text:reference-format="number" text:ref-name="_Ref413828438"/></text:span><text:span text:style-name="T5">. (id i treść elementu, do którego się odwołujemy)</text:span></text:p>
        </text:list-item>
        <text:list-item>
          <text:p text:style-name="P34"><text:span text:style-name="T5">Użytkownicy</text:span></text:p>
        </text:list-item>
        <text:list-item>
          <text:p text:style-name="P34"><text:span text:style-name="T5">Scenariusze, dla każdego z nich:</text:span></text:p>
        </text:list-item>
      </text:list>
      <text:list xml:id="list734752821" text:style-name="WWNum24">
        <text:list-item>
          <text:p text:style-name="P35"><text:span text:style-name="T5">Nazwa scenariusza</text:span></text:p>
        </text:list-item>
        <text:list-item>
          <text:p text:style-name="P35"><text:span text:style-name="T5">Warunki początkowe</text:span></text:p>
        </text:list-item>
        <text:list-item>
          <text:p text:style-name="P35"><text:span text:style-name="T12">Przebieg działań – </text:span><text:span text:style-name="T5">numerowana lista kroków, ze wskazaniem, kto realizuje dany krok</text:span></text:p>
        </text:list-item>
        <text:list-item>
          <text:p text:style-name="P35"><text:span text:style-name="T5">Efekty – warunki końcowe</text:span></text:p>
        </text:list-item>
        <text:list-item>
          <text:p text:style-name="P35"><text:span text:style-name="T5">Wymagania niefunkcjonalne – szczegółowe wobec poszczególnych wymagań funkcjonalnych</text:span></text:p>
        </text:list-item>
        <text:list-item>
          <text:p text:style-name="P35"><text:span text:style-name="T5">Częstotliwość - na skali 1-5 lub BN-BW</text:span></text:p>
        </text:list-item>
        <text:list-item>
          <text:p text:style-name="P35"><text:span text:style-name="T5">Istotność – inaczej: zależność krytyczna, znaczenie - na skali 1-5 lub BN-BW</text:span></text:p>
        </text:list-item>
      </text:list>
      <text:p text:style-name="P41"/>
      <text:p text:style-name="P47"><text:span text:style-name="T10">Ważne!</text:span></text:p>
      <text:p text:style-name="P47"><text:span text:style-name="T9">Elementy od warunków początkowych do końca mogą być grupowane, tj. specyfikacja pojedynczego przypadku użycia może zawierać:</text:span></text:p>
      <text:p text:style-name="P47"><text:span text:style-name="T9">- pojedynczy przebieg działań (scenariusz główny) oraz ew. scenariusze alternatywne, albo</text:span></text:p>
      <text:p text:style-name="P40"><text:span text:style-name="T19">- wiele przebiegów głównych wraz z ew. scenariuszami alternatywnymi – wtedy każdy z przebiegów głównych powinien być opisany wg tych punktów (od warunków początkowych do końca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ny" style:font-family-generic="modern" style:font-pitch="fixed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together="always" fo:hyphenation-ladder-count="no-limit" fo:break-before="page" fo:keep-with-next="always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hyphenate="false" loext:hyphenation-no-caps="fals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Akapit_20_z_20_listą" style:display-name="Akapit z listą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size="14pt" fo:font-weight="bold" style:font-name-asian="Segoe UI1" style:font-family-asian="'Segoe UI'" style:font-family-generic-asian="system" style:font-pitch-asian="variable" style:font-size-asian="14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complex="F" style:font-family-generic-complex="system" style:font-pitch-complex="variable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762cm" fo:margin-left="1.397cm"/>
        </style:list-level-properties>
        <style:text-properties style:font-name="Symbol"/>
      </text:list-level-style-bullet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302cm"/>
        </style:list-level-properties>
      </text:list-level-style-number>
      <text:list-level-style-bullet text:level="3" loext:num-list-format="" style:num-suffix="" text:bullet-char="">
        <style:list-level-properties text:list-level-position-and-space-mode="label-alignment">
          <style:list-level-label-alignment text:label-followed-by="listtab" fo:text-indent="-0.889cm" fo:margin-left="4.064cm"/>
        </style:list-level-properties>
        <style:text-properties style:font-name="Symbol1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953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5.842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6.731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8.509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3.937cm"/>
        </style:list-level-properties>
      </text:list-level-style-number>
      <text:list-level-style-bullet text:level="3" loext:num-list-format="" style:num-suffix="" text:bullet-char="">
        <style:list-level-properties text:list-level-position-and-space-mode="label-alignment">
          <style:list-level-label-alignment text:label-followed-by="listtab" fo:text-indent="-0.889cm" fo:margin-left="4.699cm"/>
        </style:list-level-properties>
        <style:text-properties style:font-name="Symbol1"/>
      </text:list-level-style-bullet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5.588cm"/>
        </style:list-level-properties>
      </text:list-level-style-number>
      <text:list-level-style-number text:level="5" loext:num-list-format="%1%.%2%.%3%.%4%.%5%." style:num-suffix="." style:num-format="1">
        <style:list-level-properties text:list-level-position-and-space-mode="label-alignment">
          <style:list-level-label-alignment text:label-followed-by="listtab" fo:text-indent="-1.397cm" fo:margin-left="6.477cm"/>
        </style:list-level-properties>
      </text:list-level-style-number>
      <text:list-level-style-number text:level="6" loext:num-list-format="%1%.%2%.%3%.%4%.%5%.%6%." style:num-suffix="." style:num-format="1">
        <style:list-level-properties text:list-level-position-and-space-mode="label-alignment">
          <style:list-level-label-alignment text:label-followed-by="listtab" fo:text-indent="-1.651cm" fo:margin-left="7.366cm"/>
        </style:list-level-properties>
      </text:list-level-style-number>
      <text:list-level-style-number text:level="7" loext:num-list-format="%1%.%2%.%3%.%4%.%5%.%6%.%7%." style:num-suffix="." style:num-format="1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8" loext:num-list-format="%1%.%2%.%3%.%4%.%5%.%6%.%7%.%8%." style:num-suffix="." style:num-format="1">
        <style:list-level-properties text:list-level-position-and-space-mode="label-alignment">
          <style:list-level-label-alignment text:label-followed-by="listtab" fo:text-indent="-2.159cm" fo:margin-left="9.144cm"/>
        </style:list-level-properties>
      </text:list-level-style-number>
      <text:list-level-style-number text:level="9" loext:num-list-format="%1%.%2%.%3%.%4%.%5%.%6%.%7%.%8%.%9%." style:num-suffix="." style:num-format="1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2-03-20T21:36:00Z</meta:creation-date>
    <dc:date>2022-03-28T11:44:12.823000000</dc:date>
    <meta:editing-cycles>47</meta:editing-cycles>
    <meta:editing-duration>PT2H26M31S</meta:editing-duration>
    <meta:document-statistic meta:table-count="1" meta:image-count="0" meta:object-count="0" meta:page-count="7" meta:paragraph-count="185" meta:word-count="783" meta:character-count="5225" meta:non-whitespace-character-count="4635"/>
    <meta:template xlink:type="simple" xlink:actuate="onRequest" xlink:title="" xlink:href="Normal.dotm"/>
  </office:meta>
</office:document-meta>
</file>